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e6e6e6" fo:padding="0.097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e6e6e6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background-color="#e6e6e6" fo:padding="0.097cm" fo:border="0.0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background-color="#e6e6e6" fo:padding="0.097cm" fo:border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e6e6e6" fo:padding="0.097cm" fo:border="0.05pt solid #000000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background-color="#e6e6e6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Calibri" officeooo:paragraph-rsid="001662c3"/>
    </style:style>
    <style:style style:name="P2" style:family="paragraph" style:parent-style-name="Standard">
      <style:text-properties style:font-name="Calibri" officeooo:paragraph-rsid="00175361"/>
    </style:style>
    <style:style style:name="P3" style:family="paragraph" style:parent-style-name="Standard">
      <style:text-properties style:font-name="Calibri" officeooo:rsid="001662c3" officeooo:paragraph-rsid="001662c3"/>
    </style:style>
    <style:style style:name="P4" style:family="paragraph" style:parent-style-name="Standard">
      <style:text-properties style:font-name="Calibri" officeooo:rsid="001662c3" officeooo:paragraph-rsid="00175361"/>
    </style:style>
    <style:style style:name="P5" style:family="paragraph" style:parent-style-name="Standard">
      <style:text-properties style:font-name="Calibri" fo:font-weight="bold" officeooo:rsid="001662c3" officeooo:paragraph-rsid="001662c3" style:font-weight-asian="bold" style:font-weight-complex="bold"/>
    </style:style>
    <style:style style:name="P6" style:family="paragraph" style:parent-style-name="Standard">
      <style:text-properties style:font-name="Calibri" fo:font-weight="bold" officeooo:rsid="00175361" officeooo:paragraph-rsid="00175361" style:font-weight-asian="bold" style:font-weight-complex="bold"/>
    </style:style>
    <style:style style:name="P7" style:family="paragraph" style:parent-style-name="Standard">
      <style:text-properties style:font-name="Calibri" officeooo:rsid="00175361" officeooo:paragraph-rsid="00175361"/>
    </style:style>
    <style:style style:name="P8" style:family="paragraph" style:parent-style-name="Standard">
      <style:text-properties style:font-name="Calibri" officeooo:paragraph-rsid="001a7b60"/>
    </style:style>
    <style:style style:name="P9" style:family="paragraph" style:parent-style-name="Standard">
      <style:text-properties style:font-name="Consolas" fo:font-size="10pt" officeooo:paragraph-rsid="00175361" style:font-size-asian="10pt" style:font-size-complex="10pt"/>
    </style:style>
    <style:style style:name="P10" style:family="paragraph" style:parent-style-name="Standard">
      <style:text-properties style:font-name="Consolas" fo:font-size="10pt" officeooo:rsid="001662c3" officeooo:paragraph-rsid="001662c3" style:font-size-asian="10pt" style:font-size-complex="10pt"/>
    </style:style>
    <style:style style:name="P11" style:family="paragraph" style:parent-style-name="Standard">
      <style:text-properties style:font-name="Consolas" fo:font-size="10pt" officeooo:rsid="001662c3" officeooo:paragraph-rsid="00175361" style:font-size-asian="10pt" style:font-size-complex="10pt"/>
    </style:style>
    <style:style style:name="P12" style:family="paragraph" style:parent-style-name="Standard">
      <style:text-properties style:font-name="Consolas" fo:font-size="10pt" fo:font-weight="normal" officeooo:rsid="00175361" officeooo:paragraph-rsid="0017536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nsolas" fo:font-size="9pt" officeooo:rsid="00175361" officeooo:paragraph-rsid="00175361" style:font-size-asian="9pt" style:font-size-complex="9pt"/>
    </style:style>
    <style:style style:name="P14" style:family="paragraph" style:parent-style-name="Standard">
      <style:text-properties style:font-name="Consolas" fo:font-size="9pt" officeooo:rsid="001a636a" officeooo:paragraph-rsid="001a636a" style:font-size-asian="9pt" style:font-size-complex="9pt"/>
    </style:style>
    <style:style style:name="P15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175361" officeooo:paragraph-rsid="00175361" style:font-size-asian="9pt" style:font-size-complex="9pt"/>
    </style:style>
    <style:style style:name="P16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175361" officeooo:paragraph-rsid="001a636a" style:font-size-asian="9pt" style:font-size-complex="9pt"/>
    </style:style>
    <style:style style:name="P17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1a636a" officeooo:paragraph-rsid="001a636a" style:font-size-asian="9pt" style:font-size-complex="9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officeooo:paragraph-rsid="00175361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nsolas" fo:font-size="10pt" officeooo:rsid="001662c3" officeooo:paragraph-rsid="001662c3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" fo:font-size="10pt" officeooo:rsid="00189b71" officeooo:paragraph-rsid="00189b71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Consolas" fo:font-size="10pt" officeooo:rsid="00189b71" officeooo:paragraph-rsid="001a7b60" style:font-size-asian="10pt" style:font-size-complex="10pt"/>
    </style:style>
    <style:style style:name="P22" style:family="paragraph" style:parent-style-name="Standard">
      <style:paragraph-properties fo:break-before="page"/>
      <style:text-properties style:font-name="Calibri" fo:font-weight="bold" officeooo:paragraph-rsid="00175361" style:font-weight-asian="bold" style:font-weight-complex="bold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alibri" fo:font-weight="bold" officeooo:rsid="001662c3" officeooo:paragraph-rsid="001662c3" style:font-weight-asian="bold" style:font-weight-complex="bold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style:font-name="Consolas" fo:font-size="10pt" officeooo:rsid="001662c3" officeooo:paragraph-rsid="001662c3" style:font-size-asian="10pt" style:font-size-complex="10pt"/>
    </style:style>
    <style:style style:name="P25" style:family="paragraph" style:parent-style-name="Standard">
      <style:paragraph-properties fo:margin-left="3.752cm" fo:margin-right="0cm" fo:text-indent="0cm" style:auto-text-indent="false"/>
      <style:text-properties style:font-name="Consolas" fo:font-size="10pt" officeooo:rsid="001662c3" officeooo:paragraph-rsid="001662c3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Calibri" officeooo:paragraph-rsid="00175361"/>
    </style:style>
    <style:style style:name="T1" style:family="text">
      <style:text-properties officeooo:rsid="001662c3"/>
    </style:style>
    <style:style style:name="T2" style:family="text">
      <style:text-properties fo:font-weight="bold" officeooo:rsid="001662c3" style:font-weight-asian="bold" style:font-weight-complex="bold"/>
    </style:style>
    <style:style style:name="T3" style:family="text">
      <style:text-properties fo:font-weight="bold" officeooo:rsid="00175361" style:font-weight-asian="bold" style:font-weight-complex="bold"/>
    </style:style>
    <style:style style:name="T4" style:family="text">
      <style:text-properties fo:font-weight="bold" officeooo:rsid="001eb66b" style:font-weight-asian="bold" style:font-weight-complex="bold"/>
    </style:style>
    <style:style style:name="T5" style:family="text">
      <style:text-properties style:font-name="Consolas" fo:font-size="10pt" officeooo:rsid="001662c3" style:font-size-asian="10pt" style:font-size-complex="10pt"/>
    </style:style>
    <style:style style:name="T6" style:family="text">
      <style:text-properties style:font-name="Consolas" fo:font-size="10pt" officeooo:rsid="00175361" style:font-size-asian="10pt" style:font-size-complex="10pt"/>
    </style:style>
    <style:style style:name="T7" style:family="text">
      <style:text-properties style:font-name="Consolas" fo:font-size="10pt" fo:font-weight="normal" officeooo:rsid="001662c3" style:font-size-asian="10pt" style:font-weight-asian="normal" style:font-size-complex="10pt" style:font-weight-complex="normal"/>
    </style:style>
    <style:style style:name="T8" style:family="text">
      <style:text-properties style:font-name="Consolas" fo:font-size="10pt" fo:font-weight="normal" officeooo:rsid="00175361" style:font-size-asian="10pt" style:font-weight-asian="normal" style:font-size-complex="10pt" style:font-weight-complex="normal"/>
    </style:style>
    <style:style style:name="T9" style:family="text">
      <style:text-properties style:font-name="Consolas" fo:font-size="10pt" fo:font-weight="normal" officeooo:rsid="001a636a" style:font-size-asian="10pt" style:font-weight-asian="normal" style:font-size-complex="10pt" style:font-weight-complex="normal"/>
    </style:style>
    <style:style style:name="T10" style:family="text">
      <style:text-properties style:font-name="Consolas" fo:font-size="10pt" fo:font-weight="normal" officeooo:rsid="001bdcdc" style:font-size-asian="10pt" style:font-weight-asian="normal" style:font-size-complex="10pt" style:font-weight-complex="normal"/>
    </style:style>
    <style:style style:name="T11" style:family="text">
      <style:text-properties officeooo:rsid="00175361"/>
    </style:style>
    <style:style style:name="T12" style:family="text">
      <style:text-properties officeooo:rsid="001a7b60"/>
    </style:style>
    <style:style style:name="T13" style:family="text">
      <style:text-properties style:text-position="sub 58%" fo:font-weight="bold" officeooo:rsid="001eb66b" style:font-weight-asian="bold" style:font-weight-complex="bold"/>
    </style:style>
    <style:style style:name="T14" style:family="text">
      <style:text-properties fo:font-weight="normal" officeooo:rsid="001eb66b" style:font-weight-asian="normal" style:font-weight-complex="normal"/>
    </style:style>
    <style:style style:name="T15" style:family="text">
      <style:text-properties style:text-position="0% 100%" fo:font-weight="bold" officeooo:rsid="001eb66b" style:font-weight-asian="bold" style:font-weight-complex="bold"/>
    </style:style>
    <style:style style:name="T16" style:family="text">
      <style:text-properties style:text-position="0% 100%" fo:font-weight="normal" officeooo:rsid="001eb66b" style:font-weight-asian="normal" style:font-weight-complex="normal"/>
    </style:style>
    <style:style style:name="T17" style:family="text">
      <style:text-properties style:text-position="0% 100%" style:font-name="Consolas" fo:font-size="10pt" fo:font-weight="normal" officeooo:rsid="001a636a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KS: Open Api Documentation</text:p>
      <text:p text:style-name="P3"/>
      <text:p text:style-name="P5">1. Get translation keys</text:p>
      <text:p text:style-name="P3"/>
      <text:p text:style-name="P1"><text:span text:style-name="T2">URL</text:span><text:span text:style-name="T1">: </text:span><text:span text:style-name="T5">/get/[apiToken]/[start]/[offset]</text:span></text:p>
      <text:p text:style-name="P1"><text:span text:style-name="T2">Required params</text:span><text:span text:style-name="T1">: </text:span><text:span text:style-name="T5">apiToken</text:span></text:p>
      <text:p text:style-name="P1"><text:span text:style-name="T2">Optional params: </text:span><text:span text:style-name="T7">start, offset</text:span></text:p>
      <text:p text:style-name="P3"/>
      <text:p text:style-name="P1"><text:span text:style-name="T1">Get all the translation keys for target deployment. If optional parameters </text:span><text:span text:style-name="T5">[start]</text:span><text:span text:style-name="T1"> and </text:span><text:span text:style-name="T5">[offset]</text:span><text:span text:style-name="T1"> are set, then it only gets </text:span><text:span text:style-name="T5">[offset]</text:span><text:span text:style-name="T1"> keys starting key number: </text:span><text:span text:style-name="T5">[start]</text:span></text:p>
      <text:p text:style-name="P3"/>
      <text:p text:style-name="P1"><text:span text:style-name="T2">JSON result</text:span><text:span text:style-name="T1">:</text:span></text:p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">{</text:p>
            <text:p text:style-name="P19">deployment: "test.deployment",</text:p>
            <text:p text:style-name="P19">metadata: {</text:p>
            <text:p text:style-name="P24">offset: 6,</text:p>
            <text:p text:style-name="P24">start: 0,</text:p>
            <text:p text:style-name="P24">total: 6</text:p>
            <text:p text:style-name="P19">},</text:p>
            <text:p text:style-name="P19">tks: [</text:p>
            <text:p text:style-name="P24">{</text:p>
            <text:p text:style-name="P25">id: 1833,</text:p>
            <text:p text:style-name="P25">name: "adm_access",</text:p>
            <text:p text:style-name="P25">value: "User",</text:p>
            <text:p text:style-name="P25">deployment: 1,</text:p>
            <text:p text:style-name="P25">language: 22,</text:p>
            <text:p text:style-name="P25">lastChanged: "2013-06-20 12:06:11"</text:p>
            <text:p text:style-name="P24">},</text:p>
            <text:p text:style-name="P24">{</text:p>
            <text:p text:style-name="P25">id: 306883,</text:p>
            <text:p text:style-name="P25">name: "adm_access",</text:p>
            <text:p text:style-name="P25">value: "User",</text:p>
            <text:p text:style-name="P25">deployment: 1,</text:p>
            <text:p text:style-name="P25">language: 15,</text:p>
            <text:p text:style-name="P25">lastChanged: "2013-06-21 16:06:44"</text:p>
            <text:p text:style-name="P24">},</text:p>
            <text:p text:style-name="P19">…</text:p>
            <text:p text:style-name="P19">]</text:p>
            <text:p text:style-name="P10">}</text:p>
          </table:table-cell>
        </table:table-row>
      </table:table>
      <text:p text:style-name="P3"/>
      <text:p text:style-name="P7">In case of error, the JSON result will contain an error attribute:</text:p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1">{</text:p>
            <text:p text:style-name="P18"><text:span text:style-name="T11">error</text:span><text:span text:style-name="T1">: </text:span><text:span text:style-name="T11">'invalid apiToken'</text:span></text:p>
            <text:p text:style-name="P11">}</text:p>
          </table:table-cell>
        </table:table-row>
      </table:table>
      <text:p text:style-name="P7"/>
      <text:p text:style-name="P6"/>
      <text:p text:style-name="P22"><text:span text:style-name="T11">2</text:span><text:span text:style-name="T1">. </text:span><text:span text:style-name="T11">Bulk Create/update</text:span><text:span text:style-name="T1"> translation keys</text:span></text:p>
      <text:p text:style-name="P4"/>
      <text:p text:style-name="P2"><text:span text:style-name="T2">URL</text:span><text:span text:style-name="T1">: </text:span><text:span text:style-name="T5">/</text:span><text:span text:style-name="T6">set</text:span><text:span text:style-name="T5">/[apiToken]</text:span></text:p>
      <text:p text:style-name="P2"><text:span text:style-name="T2">Required params</text:span><text:span text:style-name="T1">: </text:span><text:span text:style-name="T5">apiToken</text:span></text:p>
      <text:p text:style-name="P26"><text:span text:style-name="T3">POST</text:span><text:span text:style-name="T2"> params: </text:span><text:span text:style-name="T17">json as </text:span><text:span text:style-name="T9">raw data(</text:span><text:span text:style-name="T10">can be </text:span><text:span text:style-name="T9">gzipped</text:span><text:span text:style-name="T10">): </text:span><text:span text:style-name="T9">json encoded </text:span><text:span text:style-name="T8">array[tkObjects]</text:span></text:p>
      <text:p text:style-name="P12">each tkObject element must have this attributes: name, value, language, lastChanged.</text:p>
      <text:p text:style-name="P4"/>
      <text:p text:style-name="P2"><text:span text:style-name="T11">Create/update</text:span><text:span text:style-name="T1"> translation keys for target deployment. </text:span></text:p>
      <text:p text:style-name="P4"/>
      <text:p text:style-name="P6">Example request:</text:p>
      <text:p text:style-name="P7"/>
      <text:p text:style-name="P17">file.json:</text:p>
      <text:p text:style-name="P16">[</text:p>
      <text:p text:style-name="P15">{"name":"adm_access","value":"User","language":15,"lastChanged":"2013-06-19 11:06:25"},{"name":"adm_accounting_t","value":"Branch","language":15,"lastChanged":"2013-06-19 11:06:25"},{"name":"adm_accounting_t","value":"Branch2","language":13,"lastChanged":"2013-06-19 11:06:26"},</text:p>
      <text:p text:style-name="P13">…</text:p>
      <text:p text:style-name="P13">]</text:p>
      <text:p text:style-name="P13"/>
      <text:p text:style-name="P14">CURL:</text:p>
      <text:p text:style-name="P14">curl -X POST –<text:span text:style-name="T12">-</text:span>data-binary @file.json(.gz) http://tks.dev-emiliano.lan/set/[apiToken]</text:p>
      <text:p text:style-name="P4"/>
      <text:p text:style-name="P2"><text:span text:style-name="T2">JSON result</text:span><text:span text:style-name="T1">:</text:span></text:p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{</text:p>
            <text:p text:style-name="P18"><text:span text:style-name="T11">updates</text:span><text:span text:style-name="T1">: </text:span><text:span text:style-name="T11">25</text:span><text:span text:style-name="T1">,</text:span></text:p>
            <text:p text:style-name="P18"><text:span text:style-name="T11">inserts</text:span><text:span text:style-name="T1">: </text:span><text:span text:style-name="T11">122</text:span></text:p>
            <text:p text:style-name="P11">}</text:p>
          </table:table-cell>
        </table:table-row>
      </table:table>
      <text:p text:style-name="P7"/>
      <text:p text:style-name="P7">In case of error, the JSON result will contain an error attribute: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1">{</text:p>
            <text:p text:style-name="P18"><text:span text:style-name="T11">error</text:span><text:span text:style-name="T1">: </text:span><text:span text:style-name="T11">'invalid json parameters'</text:span></text:p>
            <text:p text:style-name="P11">}</text:p>
          </table:table-cell>
        </table:table-row>
      </table:table>
      <text:p text:style-name="P7"/>
      <text:p text:style-name="P7"/>
      <text:p text:style-name="P9"/>
      <text:p text:style-name="P22"><text:span text:style-name="T11">3</text:span><text:span text:style-name="T1">. </text:span><text:span text:style-name="T11">Get deployment</text:span><text:span text:style-name="T1"> </text:span><text:span text:style-name="T11">stats</text:span></text:p>
      <text:p text:style-name="P4"/>
      <text:p text:style-name="P2"><text:span text:style-name="T2">URL</text:span><text:span text:style-name="T1">: </text:span><text:span text:style-name="T5">/</text:span><text:span text:style-name="T6">stats</text:span><text:span text:style-name="T5">/[apiToken]</text:span></text:p>
      <text:p text:style-name="P8"><text:span text:style-name="T2">Required params</text:span><text:span text:style-name="T1">: </text:span><text:span text:style-name="T5">apiToken</text:span></text:p>
      <text:p text:style-name="P11"/>
      <text:p text:style-name="P2"><text:span text:style-name="T11">Get stats </text:span><text:span text:style-name="T1">for target deployment. </text:span></text:p>
      <text:p text:style-name="P4"/>
      <text:p text:style-name="P2"><text:span text:style-name="T2">JSON result</text:span><text:span text:style-name="T1">:</text:span></text:p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1">{</text:p>
            <text:p text:style-name="P20">deployment: "vw.dw",</text:p>
            <text:p text:style-name="P20">totalKeys: 4110,</text:p>
            <text:p text:style-name="P21"><text:span text:style-name="T12">lastChanged: </text:span>"<text:span text:style-name="T12">2013-02-03 13:12:00</text:span>"</text:p>
            <text:p text:style-name="P20">danish: 2330,</text:p>
            <text:p text:style-name="P20">english: 1000,</text:p>
            <text:p text:style-name="P20">german: 980,</text:p>
            <text:p text:style-name="P20">icelandic: 0,</text:p>
            <text:p text:style-name="P20">dutch: 0</text:p>
            <text:p text:style-name="P11">}</text:p>
          </table:table-cell>
        </table:table-row>
      </table:table>
      <text:p text:style-name="P7"/>
      <text:p text:style-name="P7">In case of error, the JSON result will contain an error attribute:</text:p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1">{</text:p>
            <text:p text:style-name="P18"><text:span text:style-name="T11">error</text:span><text:span text:style-name="T1">: </text:span><text:span text:style-name="T11">'invalid apiToken'</text:span></text:p>
            <text:p text:style-name="P11">}</text:p>
          </table:table-cell>
        </table:table-row>
      </table:table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1:42:40.91</meta:creation-date>
    <dc:date>2013-06-28T11:20:07.36</dc:date>
    <meta:editing-duration>PT35M43S</meta:editing-duration>
    <meta:editing-cycles>5</meta:editing-cycles>
    <meta:generator>LibreOffice/4.0.3.3$Windows_x86 LibreOffice_project/0eaa50a932c8f2199a615e1eb30f7ac74279539</meta:generator>
    <meta:print-date>2013-06-28T10:44:15.98</meta:print-date>
    <meta:document-statistic meta:table-count="6" meta:image-count="0" meta:object-count="0" meta:page-count="3" meta:paragraph-count="80" meta:word-count="242" meta:character-count="1878" meta:non-whitespace-character-count="1714"/>
  </office:meta>
</office:document-meta>
</file>